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ac0d" officeooo:paragraph-rsid="000eac0d"/>
    </style:style>
    <style:style style:name="P2" style:family="paragraph" style:parent-style-name="Standard">
      <style:text-properties style:text-underline-style="none" officeooo:rsid="000eac0d" officeooo:paragraph-rsid="000eac0d"/>
    </style:style>
    <style:style style:name="P3" style:family="paragraph" style:parent-style-name="Standard">
      <style:text-properties style:text-underline-style="none" officeooo:rsid="000edcab" officeooo:paragraph-rsid="000edc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S</text:p>
      <text:p text:style-name="P2">sudo apt-get install nfs-kernel-server nfs-common portmap</text:p>
      <text:p text:style-name="P2">(si te da error el comando anterior lanzar este y despues el anterior)sudo dpkg –configure -a</text:p>
      <text:p text:style-name="P2">sudo service nfs-kernel-server start</text:p>
      <text:p text:style-name="P3">sudo gedit <text:span text:style-name="T1">etc</text:span><text:span text:style-name="T2">exports → añadimos la carpeta y la ip del equipo al que queremos compartir y su permis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16T14:25:29.576951923</dc:date>
    <meta:editing-duration>PT26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6" meta:character-count="290" meta:non-whitespace-character-count="249"/>
  </office:meta>
</office:document-meta>
</file>